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dent.assembling( Cpu cpu , Screen scre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reen.setHeight(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uter.setCpu( Cpu cp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een.ge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dent.getCp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pu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uter.getCp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pu.getSpe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dent.setCpu( Cpu cp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213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udent.getScre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ee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dent.setScreen( Screen scre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uter.Computer( Cpu cpu , Screen scre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ee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een.se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pu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uter.getScre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uter.setScreen( Screen scre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een.Screen( int width , int heigh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reen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pu.setSpeed( double spe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pu.Cpu( String name , double spe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